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https://rcsjta.googlecode.com/git/docs/CR/CR_blackbird_5.2/RCSJTA_TT_BB_CR001_Android_API_R3.doc</text:p>
          </table:table-cell>
          <table:table-cell table:number-columns-repeated="1014" table:style-name="ce7"/>
          <table:table-cell table:number-columns-repeated="15364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6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0T13:07:39Z</dc:date>
    <meta:editing-cycles>18</meta:editing-cycles>
    <meta:editing-duration>PT11174S</meta:editing-duration>
  </office:meta>
</office:document-meta>
</file>